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STAT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0</text:p>
          </table:table-cell>
          <table:table-cell office:value-type="string" calcext:value-type="string">
            <text:p>ODD_EVEN_N</text:p>
          </table:table-cell>
        </table:table-row>
        <table:table-row table:style-name="ro1">
          <table:table-cell office:value-type="string" calcext:value-type="string">
            <text:p>X_IDLE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LD_AR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LD_A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LD_B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S_SND_BI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C_SND_BI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IDL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_LD_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_LD_B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_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_M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_M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_M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M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S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S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RND_B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RND_B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LD_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_LD_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_LD_B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M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M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S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S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RND_B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RND_B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_ID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2:37:34.26621618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8T12:47:46.755853012</dc:date>
    <meta:editing-duration>PT3H44M5S</meta:editing-duration>
    <meta:editing-cycles>26</meta:editing-cycles>
    <meta:document-statistic meta:table-count="1" meta:cell-count="322" meta:object-count="0"/>
  </office:meta>
</office:document-meta>
</file>